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33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uestra original</text:p>
          </table:table-cell>
          <table:table-cell office:value-type="string">
            <text:p>Posibles valores</text:p>
          </table:table-cell>
          <table:table-cell office:value-type="string">
            <text:p>Veces repetido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>
            <draw:frame table:end-cell-address="Hoja1.F24" table:end-x="2.067cm" table:end-y="0.133cm" draw:z-index="0" draw:style-name="gr1" draw:text-style-name="P1" svg:width="12.338cm" svg:height="6.94cm" svg:x="0.081cm" svg:y="0.419cm">
              <draw:object draw:notify-on-update-of-ranges="Hoja1.B1:Hoja1.B1 Hoja1.C1:Hoja1.C1 Hoja1.B2:Hoja1.B2 Hoja1.C2:Hoja1.C2 Hoja1.B3:Hoja1.B3 Hoja1.C3:Hoja1.C3 Hoja1.B4:Hoja1.B4 Hoja1.C4:Hoja1.C4 Hoja1.B5:Hoja1.B5 Hoja1.C5:Hoja1.C5 Hoja1.B6:Hoja1.B6 Hoja1.C6:Hoja1.C6 Hoja1.B7:Hoja1.B7 Hoja1.C7:Hoja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[.C2]+[.C3]+[.C4]+[.C5]+[.C6]+[.C7]" office:value-type="float" office:value="200">
            <text:p>200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8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2"/>
        </table:table-row>
        <table:table-row table:style-name="ro1" table:number-rows-repeated="222">
          <table:table-cell table:style-name="Default"/>
          <table:table-cell table:number-columns-repeated="2"/>
        </table:table-row>
        <table:table-row table:style-name="ro1" table:number-rows-repeated="10481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17/04/2016</text:date>, <text:time>20:21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9:47:40.41</meta:creation-date>
    <dc:date>2016-04-17T20:21:28.84</dc:date>
    <meta:editing-duration>PT30M57S</meta:editing-duration>
    <meta:editing-cycles>5</meta:editing-cycles>
    <meta:generator>OpenOffice/4.1.2$Win32 OpenOffice.org_project/412m3$Build-9782</meta:generator>
    <meta:document-statistic meta:table-count="3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39cm" svg:height="6.941cm" xlink:href=".." xlink:type="simple" chart:class="chart:bar" chart:style-name="ch1">
        <chart:title svg:x="3.599cm" svg:y="0.274cm" chart:style-name="ch2">
          <text:p>Histograma de frecuencia</text:p>
        </chart:title>
        <chart:legend chart:legend-position="end" svg:x="11.399cm" svg:y="1.848cm" style:legend-expansion="high" chart:style-name="ch3"/>
        <chart:plot-area chart:style-name="ch4" table:cell-range-address="Hoja1.B1:Hoja1.C7" chart:data-source-has-labels="both" svg:x="0.696cm" svg:y="1.467cm" svg:width="10.211cm" svg:height="4.916cm">
          <chartooo:coordinate-region svg:x="1.317cm" svg:y="1.679cm" svg:width="9.59cm" svg:height="4.031cm"/>
          <chart:axis chart:dimension="x" chart:name="primary-x" chart:style-name="ch5" chartooo:axis-type="auto">
            <chartooo:date-scale/>
            <chart:categories table:cell-range-address="Hoja1.C1:Hoja1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C2:Hoja1.C2" chart:label-cell-address="Hoja1.B2:Hoja1.B2" chart:class="chart:bar">
            <chart:data-point/>
          </chart:series>
          <chart:series chart:style-name="ch9" chart:values-cell-range-address="Hoja1.C3:Hoja1.C3" chart:label-cell-address="Hoja1.B3:Hoja1.B3" chart:class="chart:bar">
            <chart:data-point/>
          </chart:series>
          <chart:series chart:style-name="ch10" chart:values-cell-range-address="Hoja1.C4:Hoja1.C4" chart:label-cell-address="Hoja1.B4:Hoja1.B4" chart:class="chart:bar">
            <chart:data-point/>
          </chart:series>
          <chart:series chart:style-name="ch11" chart:values-cell-range-address="Hoja1.C5:Hoja1.C5" chart:label-cell-address="Hoja1.B5:Hoja1.B5" chart:class="chart:bar">
            <chart:data-point/>
          </chart:series>
          <chart:series chart:style-name="ch12" chart:values-cell-range-address="Hoja1.C6:Hoja1.C6" chart:label-cell-address="Hoja1.B6:Hoja1.B6" chart:class="chart:bar">
            <chart:data-point/>
          </chart:series>
          <chart:series chart:style-name="ch13" chart:values-cell-range-address="Hoja1.C7:Hoja1.C7" chart:label-cell-address="Hoja1.B7:Hoja1.B7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es repetido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1.B2:Hoja1.B2</svg:desc>
                </draw:g>
              </table:table-cell>
              <table:table-cell office:value-type="float" office:value="35">
                <text:p>35</text:p>
                <draw:g>
                  <svg:desc>Hoja1.C2:Hoja1.C2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Hoja1.B3:Hoja1.B3</svg:desc>
                </draw:g>
              </table:table-cell>
              <table:table-cell office:value-type="float" office:value="33">
                <text:p>33</text:p>
                <draw:g>
                  <svg:desc>Hoja1.C3:Hoja1.C3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Hoja1.B4:Hoja1.B4</svg:desc>
                </draw:g>
              </table:table-cell>
              <table:table-cell office:value-type="float" office:value="34">
                <text:p>34</text:p>
                <draw:g>
                  <svg:desc>Hoja1.C4:Hoja1.C4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Hoja1.B5:Hoja1.B5</svg:desc>
                </draw:g>
              </table:table-cell>
              <table:table-cell office:value-type="float" office:value="38">
                <text:p>38</text:p>
                <draw:g>
                  <svg:desc>Hoja1.C5:Hoja1.C5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Hoja1.B6:Hoja1.B6</svg:desc>
                </draw:g>
              </table:table-cell>
              <table:table-cell office:value-type="float" office:value="29">
                <text:p>29</text:p>
                <draw:g>
                  <svg:desc>Hoja1.C6:Hoja1.C6</svg:desc>
                </draw:g>
              </table:table-cell>
            </table:table-row>
            <table:table-row>
              <table:table-cell office:value-type="string">
                <text:p>6</text:p>
                <draw:g>
                  <svg:desc>Hoja1.B7:Hoja1.B7</svg:desc>
                </draw:g>
              </table:table-cell>
              <table:table-cell office:value-type="float" office:value="31">
                <text:p>31</text:p>
                <draw:g>
                  <svg:desc>Hoja1.C7:Hoja1.C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